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officeooo:paragraph-rsid="0033ee90"/>
    </style:style>
    <style:style style:name="P3" style:family="paragraph" style:parent-style-name="Standard">
      <style:paragraph-properties fo:text-align="justify" style:justify-single-word="false"/>
      <style:text-properties officeooo:paragraph-rsid="006feba4"/>
    </style:style>
    <style:style style:name="P4" style:family="paragraph" style:parent-style-name="Standard">
      <style:paragraph-properties fo:text-align="justify" style:justify-single-word="false"/>
      <style:text-properties officeooo:paragraph-rsid="007552e1"/>
    </style:style>
    <style:style style:name="P5" style:family="paragraph" style:parent-style-name="Standard">
      <style:paragraph-properties fo:text-align="justify" style:justify-single-word="false"/>
      <style:text-properties officeooo:paragraph-rsid="007e209c"/>
    </style:style>
    <style:style style:name="P6" style:family="paragraph" style:parent-style-name="Standard">
      <style:paragraph-properties fo:text-align="justify" style:justify-single-word="false"/>
      <style:text-properties officeooo:paragraph-rsid="007f3aa6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22" style:family="paragraph" style:parent-style-name="Standard">
      <style:paragraph-properties fo:text-align="justify" style:justify-single-word="false"/>
      <style:text-properties style:font-name="arial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5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6" style:family="paragraph" style:parent-style-name="Standard">
      <style:paragraph-properties fo:text-align="justify" style:justify-single-word="false"/>
      <style:text-properties style:font-name="arial" officeooo:paragraph-rsid="00687119"/>
    </style:style>
    <style:style style:name="P27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8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6d1691" officeooo:paragraph-rsid="00210946" style:font-size-asian="12pt" style:font-size-complex="12pt"/>
    </style:style>
    <style:style style:name="P30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31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32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33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34" style:family="paragraph" style:parent-style-name="Heading_20_2">
      <style:paragraph-properties fo:text-align="justify" style:justify-single-word="false"/>
      <style:text-properties officeooo:paragraph-rsid="000ea3a0"/>
    </style:style>
    <style:style style:name="P35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fo:font-weight="normal" officeooo:rsid="0033ee90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4" style:family="text">
      <style:text-properties fo:color="#000000" style:font-name="arial" fo:font-size="12pt" fo:font-weight="normal" officeooo:rsid="007552e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5" style:family="text">
      <style:text-properties fo:color="#000000" style:font-name="arial" fo:font-size="12pt" fo:font-weight="normal" officeooo:rsid="007cfc2f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6" style:family="text">
      <style:text-properties fo:color="#000000" style:font-name="arial" fo:font-size="12pt" fo:font-weight="normal" officeooo:rsid="007e209c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7" style:family="text">
      <style:text-properties fo:color="#000000" style:font-name="arial" fo:font-size="12pt" fo:font-weight="normal" officeooo:rsid="007f3aa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8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19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20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21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2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3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4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5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6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7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8" style:family="text">
      <style:text-properties fo:color="#000000" style:font-name="arial" fo:font-size="12pt" fo:font-weight="bold" officeooo:rsid="0033ee90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9" style:family="text">
      <style:text-properties fo:color="#000000" style:font-name="arial" fo:font-size="12pt" fo:font-weight="bold" officeooo:rsid="006feba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0" style:family="text">
      <style:text-properties fo:color="#000000" style:font-name="arial" fo:font-size="12pt" fo:font-weight="bold" officeooo:rsid="007552e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1" style:family="text">
      <style:text-properties fo:color="#000000" style:font-name="arial" fo:font-size="12pt" fo:font-weight="bold" officeooo:rsid="007e209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2" style:family="text">
      <style:text-properties fo:color="#000000" style:font-name="arial" fo:font-size="12pt" fo:font-weight="bold" officeooo:rsid="007f3aa6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3" style:family="text">
      <style:text-properties fo:color="#000000" style:font-name="arial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4" style:family="text">
      <style:text-properties fo:color="#000000" style:font-name="arial" fo:font-size="12pt" fo:font-weight="bold" officeooo:rsid="0080fd3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5" style:family="text">
      <style:text-properties fo:color="#000000" style:font-name="arial" style:text-underline-style="solid" style:text-underline-width="auto" style:text-underline-color="font-color"/>
    </style:style>
    <style:style style:name="T36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7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8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9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0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1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2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3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4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5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6" style:family="text">
      <style:text-properties fo:color="#000000" fo:font-size="12pt" fo:font-weight="normal" officeooo:rsid="0082437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7" style:family="text">
      <style:text-properties fo:color="#000000" fo:font-size="12pt" fo:font-weight="normal" officeooo:rsid="00840a9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48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49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0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1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2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3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4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5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6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57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58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59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60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61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62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63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64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65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6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7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8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9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70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1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2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73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74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75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76" style:family="text">
      <style:text-properties fo:font-variant="normal" fo:text-transform="none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7" style:family="text">
      <style:text-properties fo:font-variant="normal" fo:text-transform="none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8" style:family="text">
      <style:text-properties fo:font-variant="normal" fo:text-transform="none" style:font-name="arial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9" style:family="text">
      <style:text-properties fo:font-variant="normal" fo:text-transform="none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80" style:family="text">
      <style:text-properties fo:font-variant="normal" fo:text-transform="none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81" style:family="text">
      <style:text-properties fo:font-weight="bold" style:font-weight-asian="bold" style:font-name-complex="Arial1" style:language-complex="pt" style:country-complex="PT"/>
    </style:style>
    <style:style style:name="T82" style:family="text">
      <style:text-properties fo:font-weight="bold" officeooo:rsid="00222d90" style:font-weight-asian="bold" style:font-name-complex="Arial1" style:language-complex="pt" style:country-complex="PT"/>
    </style:style>
    <style:style style:name="T83" style:family="text">
      <style:text-properties fo:font-weight="bold" officeooo:rsid="00047fbc" style:font-weight-asian="bold" style:font-name-complex="Arial1" style:language-complex="pt" style:country-complex="PT"/>
    </style:style>
    <style:style style:name="T84" style:family="text">
      <style:text-properties fo:font-weight="bold" officeooo:rsid="000ea3a0" style:font-weight-asian="bold" style:font-name-complex="Arial1" style:language-complex="pt" style:country-complex="PT"/>
    </style:style>
    <style:style style:name="T85" style:family="text">
      <style:text-properties fo:font-weight="bold" officeooo:rsid="00390218" style:font-weight-asian="bold" style:font-name-complex="Arial1" style:language-complex="pt" style:country-complex="PT"/>
    </style:style>
    <style:style style:name="T86" style:family="text">
      <style:text-properties fo:font-weight="bold" style:font-name-asian="Arial1" style:font-weight-asian="bold" style:font-name-complex="Arial1" style:language-complex="pt" style:country-complex="PT"/>
    </style:style>
    <style:style style:name="T87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88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89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90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91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92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93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94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95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96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97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98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99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100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101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102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103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104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105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06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07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08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09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10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11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12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13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14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15" style:family="text">
      <style:text-properties style:font-name-asian="Arial1" style:font-name-complex="Arial1" style:language-complex="pt" style:country-complex="PT"/>
    </style:style>
    <style:style style:name="T116" style:family="text">
      <style:text-properties officeooo:rsid="0013405f" style:font-name-asian="Arial1" style:font-name-complex="Arial1" style:language-complex="pt" style:country-complex="PT"/>
    </style:style>
    <style:style style:name="T117" style:family="text">
      <style:text-properties officeooo:rsid="001a8142" style:font-name-asian="Arial1" style:font-name-complex="Arial1" style:language-complex="pt" style:country-complex="PT"/>
    </style:style>
    <style:style style:name="T118" style:family="text">
      <style:text-properties officeooo:rsid="0017e9c9" style:font-name-asian="Arial1" style:font-name-complex="Arial1" style:language-complex="pt" style:country-complex="PT"/>
    </style:style>
    <style:style style:name="T119" style:family="text">
      <style:text-properties officeooo:rsid="00169323" style:font-name-asian="Arial1" style:font-name-complex="Arial1" style:language-complex="pt" style:country-complex="PT"/>
    </style:style>
    <style:style style:name="T120" style:family="text">
      <style:text-properties officeooo:rsid="001530fc" style:font-name-asian="Arial1" style:font-name-complex="Arial1" style:language-complex="pt" style:country-complex="PT"/>
    </style:style>
    <style:style style:name="T121" style:family="text">
      <style:text-properties style:font-name-asian="Arial1" style:font-name-complex="Arial1" style:language-complex="pt" style:country-complex="PT" style:font-weight-complex="bold"/>
    </style:style>
    <style:style style:name="T122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23" style:family="text">
      <style:text-properties fo:background-color="#ffffff" loext:char-shading-value="0" style:font-name-complex="Arial1"/>
    </style:style>
    <style:style style:name="T124" style:family="text">
      <style:text-properties officeooo:rsid="0013405f" fo:background-color="#ffffff" loext:char-shading-value="0" style:font-name-complex="Arial1"/>
    </style:style>
    <style:style style:name="T125" style:family="text">
      <style:text-properties officeooo:rsid="0017e9c9" fo:background-color="#ffffff" loext:char-shading-value="0" style:font-name-complex="Arial1"/>
    </style:style>
    <style:style style:name="T126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27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28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9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30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31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2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3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4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João Paulo Hotequil</text:p>
      <text:h text:style-name="P34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19">h</text:span></text:a><text:a xlink:type="simple" xlink:href="mailto:joaohotequil@gmail.com" text:style-name="ListLabel_20_12" text:visited-style-name="ListLabel_20_12"><text:span text:style-name="Internet_20_link"><text:span text:style-name="T18">otequil@</text:span></text:span></text:a><text:a xlink:type="simple" xlink:href="mailto:joaohotequil@gmail.com" text:style-name="ListLabel_20_12" text:visited-style-name="ListLabel_20_12"><text:span text:style-name="Internet_20_link"><text:span text:style-name="T20">protonmail</text:span></text:span></text:a><text:a xlink:type="simple" xlink:href="mailto:joaohotequil@gmail.com" text:style-name="ListLabel_20_12" text:visited-style-name="ListLabel_20_12"><text:span text:style-name="Internet_20_link"><text:span text:style-name="T35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33" text:outline-level="1"/>
      <text:h text:style-name="P31" text:outline-level="1"><text:span text:style-name="T82">O que eu tenho a dizer</text:span><text:span text:style-name="T81">:</text:span></text:h>
      <text:p text:style-name="P29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 e bom design, e eu trabalho todos os dias para evoluir esses pontos!</text:p>
      <text:p text:style-name="P7"/>
      <text:h text:style-name="P31" text:outline-level="1"><text:span text:style-name="T85">Formações</text:span><text:span text:style-name="T81">:</text:span></text:h>
      <text:h text:style-name="P30" text:outline-level="1"><text:span text:style-name="lt-line-clamp_5f__5f_raw-line"><text:span text:style-name="T76">[fevereiro de </text:span></text:span><text:span text:style-name="lt-line-clamp_5f__5f_raw-line"><text:span text:style-name="T77">2021</text:span></text:span><text:span text:style-name="lt-line-clamp_5f__5f_raw-line"><text:span text:style-name="T76"> – </text:span></text:span><text:span text:style-name="lt-line-clamp_5f__5f_raw-line"><text:span text:style-name="T77">até o momento</text:span></text:span><text:span text:style-name="lt-line-clamp_5f__5f_raw-line"><text:span text:style-name="T76">] </text:span></text:span><text:span text:style-name="lt-line-clamp_5f__5f_raw-line"><text:span text:style-name="T77">FIAP</text:span></text:span><text:span text:style-name="lt-line-clamp_5f__5f_raw-line"><text:span text:style-name="T76"> | </text:span></text:span><text:span text:style-name="lt-line-clamp_5f__5f_raw-line"><text:span text:style-name="T78">Educação a distância</text:span></text:span><text:span text:style-name="lt-line-clamp_5f__5f_raw-line"><text:span text:style-name="T76">: </text:span></text:span><text:span text:style-name="lt-line-clamp_5f__5f_raw-line"><text:span text:style-name="T79">estou cursando sistemas de informação (bacharelado) em uma graduação online de quatro anos</text:span></text:span><text:span text:style-name="lt-line-clamp_5f__5f_raw-line"><text:span text:style-name="T80">.</text:span></text:span></text:h>
      <text:p text:style-name="P8"><text:span text:style-name="T86">[fevereiro de 2018 – dezembro de 20</text:span><text:span text:style-name="T87">19</text:span><text:span text:style-name="T86">] </text:span><text:span text:style-name="T88">E.E.B. Professor Honório Miranda | Gaspar, Santa Catarina: </text:span><text:span text:style-name="T104">c</text:span><text:span text:style-name="T74">ursei o segundo e terceiro ano do ensino médio.</text:span></text:p>
      <text:p text:style-name="P8"><text:span text:style-name="T86">[fevereiro de 2006 – dezembro de 2017] </text:span><text:span text:style-name="T88">Madre Francisca Lampel | Gaspar, Santa Catarina: </text:span><text:span text:style-name="T104">c</text:span><text:span text:style-name="T75">ursei o ensino fundamental (I e II) e o primeiro ano do ensino médio.</text:span></text:p>
      <text:p text:style-name="P17"/>
      <text:h text:style-name="P32" text:outline-level="1"><text:soft-page-break/><text:span text:style-name="T83">E</text:span><text:span text:style-name="T81">specializações, </text:span><text:span text:style-name="T84">t</text:span><text:span text:style-name="T81">reinamentos e cursos </text:span><text:span text:style-name="T85">(tenho algumas outras certificações que acabei não colocando aqui)</text:span><text:span text:style-name="T81">:</text:span></text:h>
      <text:p text:style-name="P4"><text:span text:style-name="T21">[</text:span><text:span text:style-name="T30">abril</text:span><text:span text:style-name="T21"> de 20</text:span><text:span text:style-name="T29">2</text:span><text:span text:style-name="T30">3</text:span><text:span text:style-name="T21"> – </text:span><text:span text:style-name="T30">abril</text:span><text:span text:style-name="T29"> de 202</text:span><text:span text:style-name="T30">3</text:span><text:span text:style-name="T21">] </text:span><text:span text:style-name="T34">Hackerspace</text:span><text:span text:style-name="T21"> </text:span><text:span text:style-name="T26">(</text:span><text:span text:style-name="T30">8 </text:span><text:span text:style-name="T26">horas)</text:span><text:span text:style-name="T21"> | </text:span><text:span text:style-name="T30">Blumenau</text:span><text:span text:style-name="T21">, Santa Catarina: </text:span><text:span text:style-name="T13">participei do evento </text:span><text:span text:style-name="T14">FLISoL </text:span><text:span text:style-name="T15">feito pela Hackerspace</text:span><text:span text:style-name="T10">.</text:span></text:p>
      <text:p text:style-name="P3"><text:span text:style-name="T21">[</text:span><text:span text:style-name="T28">novembro</text:span><text:span text:style-name="T21"> de 20</text:span><text:span text:style-name="T29">22</text:span><text:span text:style-name="T21"> – </text:span><text:span text:style-name="T28">novembro</text:span><text:span text:style-name="T21"> de 20</text:span><text:span text:style-name="T29">22</text:span><text:span text:style-name="T21">] </text:span><text:span text:style-name="T28">Front in Floripa</text:span><text:span text:style-name="T21"> </text:span><text:span text:style-name="T26">(</text:span><text:span text:style-name="T29">10</text:span><text:span text:style-name="T26"> horas)</text:span><text:span text:style-name="T21"> | </text:span><text:span text:style-name="T28">Florianópolis</text:span><text:span text:style-name="T21">, Santa Catarina: </text:span><text:span text:style-name="T13">participei do evento Front in Floripa</text:span><text:span text:style-name="T10">.</text:span></text:p>
      <text:p text:style-name="P1"><text:span text:style-name="T21">[</text:span><text:span text:style-name="T22">julho</text:span><text:span text:style-name="T21"> de </text:span><text:span text:style-name="T23">202</text:span><text:span text:style-name="T24">2</text:span><text:span text:style-name="T21"> – </text:span><text:span text:style-name="T22">julho</text:span><text:span text:style-name="T21"> de </text:span><text:span text:style-name="T23">202</text:span><text:span text:style-name="T24">2</text:span><text:span text:style-name="T21">] </text:span><text:span text:style-name="T25">Apex</text:span><text:span text:style-name="T21"> </text:span><text:span text:style-name="T26">(</text:span><text:span text:style-name="T27">4</text:span><text:span text:style-name="T26"> horas)</text:span><text:span text:style-name="T21"> | Blumenau, Santa Catarina: </text:span><text:span text:style-name="T11">participei de um workshop sobre </text:span><text:span text:style-name="T12">soft skills</text:span><text:span text:style-name="T10">.</text:span></text:p>
      <text:p text:style-name="P23"><text:span text:style-name="T49">[</text:span><text:span text:style-name="T50">abril</text:span><text:span text:style-name="T49"> de </text:span><text:span text:style-name="T51">202</text:span><text:span text:style-name="T50">2</text:span><text:span text:style-name="T49"> – </text:span><text:span text:style-name="T50">abril</text:span><text:span text:style-name="T49"> de </text:span><text:span text:style-name="T51">202</text:span><text:span text:style-name="T50">2</text:span><text:span text:style-name="T49">] </text:span><text:span text:style-name="T52">Apex</text:span><text:span text:style-name="T49"> </text:span><text:span text:style-name="T53">(</text:span><text:span text:style-name="T54">4</text:span><text:span text:style-name="T53"> horas)</text:span><text:span text:style-name="T49"> | Blumenau, Santa Catarina: </text:span><text:span text:style-name="T37">participei de um workshop sobre </text:span><text:span text:style-name="T38">cultura organizacional das empresas de tecnologia</text:span><text:span text:style-name="T36">.</text:span></text:p>
      <text:p text:style-name="P19"><text:span text:style-name="T126">[</text:span><text:span text:style-name="T127">100% concluído</text:span><text:span text:style-name="T126">] </text:span><text:span text:style-name="T130">TestDome </text:span><text:span text:style-name="T128">| </text:span><text:span text:style-name="T129">Educação a distância</text:span><text:span text:style-name="T128">: </text:span><text:span text:style-name="T132">realizei um treinamento com questões sobre </text:span><text:span text:style-name="T134">Node.js</text:span><text:span text:style-name="T131">.</text:span></text:p>
      <text:p text:style-name="P19"><text:span text:style-name="T126">[</text:span><text:span text:style-name="T127">100% concluído</text:span><text:span text:style-name="T126">] </text:span><text:span text:style-name="T130">TestDome </text:span><text:span text:style-name="T128">| </text:span><text:span text:style-name="T129">Educação a distância</text:span><text:span text:style-name="T128">: </text:span><text:span text:style-name="T132">realizei um treinamento com questões sobre </text:span><text:span text:style-name="T134">JavaScript with jQuery</text:span><text:span text:style-name="T131">.</text:span></text:p>
      <text:p text:style-name="P20"><text:span text:style-name="T126">[</text:span><text:span text:style-name="T127">100% concluído</text:span><text:span text:style-name="T126">] </text:span><text:span text:style-name="T130">TestDome </text:span><text:span text:style-name="T128">| </text:span><text:span text:style-name="T129">Educação a distância</text:span><text:span text:style-name="T128">: </text:span><text:span text:style-name="T132">realizei um treinamento com questões sobre </text:span><text:span text:style-name="T134">Vue.js.</text:span></text:p>
      <text:p text:style-name="P20"><text:span text:style-name="T126">[</text:span><text:span text:style-name="T127">100% concluído</text:span><text:span text:style-name="T126">] </text:span><text:span text:style-name="T130">TestDome </text:span><text:span text:style-name="T128">| </text:span><text:span text:style-name="T129">Educação a distância</text:span><text:span text:style-name="T128">: </text:span><text:span text:style-name="T132">realizei um treinamento com questões sobre </text:span><text:span text:style-name="T133">TypeScript </text:span><text:span text:style-name="T134">e JavaScript.</text:span></text:p>
      <text:p text:style-name="P24"><text:span text:style-name="T48">[</text:span><text:span text:style-name="T57">100% concluído</text:span><text:span text:style-name="T48">] </text:span><text:span text:style-name="T58">TestDome </text:span><text:span text:style-name="T49">| </text:span><text:span text:style-name="T55">Educação a distância</text:span><text:span text:style-name="T49">: </text:span><text:span text:style-name="T39">realizei um treinamento com questões sobre </text:span><text:span text:style-name="T40">Angular e TypeScript.</text:span></text:p>
      <text:p text:style-name="P25"><text:span text:style-name="T48">[</text:span><text:span text:style-name="T57">100% concluído</text:span><text:span text:style-name="T48">] </text:span><text:span text:style-name="T58">TestDome </text:span><text:span text:style-name="T49">| </text:span><text:span text:style-name="T55">Educação a distância</text:span><text:span text:style-name="T49">: </text:span><text:span text:style-name="T39">realizei um treinamento com questões sobre </text:span><text:span text:style-name="T41">JavaScript.</text:span></text:p>
      <text:p text:style-name="P25"><text:span text:style-name="T48">[</text:span><text:span text:style-name="T57">100% concluído</text:span><text:span text:style-name="T48">] </text:span><text:span text:style-name="T58">TestDome </text:span><text:span text:style-name="T49">| </text:span><text:span text:style-name="T55">Educação a distância</text:span><text:span text:style-name="T49">: </text:span><text:span text:style-name="T39">realizei um treinamento com questões sobre Angular.</text:span></text:p>
      <text:p text:style-name="P25"><text:span text:style-name="T48">[</text:span><text:span text:style-name="T57">100% concluído</text:span><text:span text:style-name="T48">] </text:span><text:span text:style-name="T59">EW IT</text:span><text:span text:style-name="T60"> </text:span><text:span text:style-name="T55">(</text:span><text:span text:style-name="T56">16</text:span><text:span text:style-name="T55"> horas)</text:span><text:span text:style-name="T49"> | </text:span><text:span text:style-name="T55">Educação a distância</text:span><text:span text:style-name="T49">: </text:span><text:span text:style-name="T42">completei o curso de NodeJS.</text:span></text:p>
      <text:p text:style-name="P9"><text:span text:style-name="T86">[</text:span><text:span text:style-name="T100">100% concluído</text:span><text:span text:style-name="T86">] </text:span><text:span text:style-name="T101">FIAP – Nano Courses </text:span><text:span text:style-name="T94">(</text:span><text:span text:style-name="T95">60</text:span><text:span text:style-name="T94"> horas)</text:span><text:span text:style-name="T88"> | </text:span><text:span text:style-name="T94">Educação a distância</text:span><text:span text:style-name="T88">: </text:span><text:span text:style-name="T112">concluí </text:span><text:span text:style-name="T114">o </text:span><text:span text:style-name="T112">curso de </text:span><text:span text:style-name="T114">comunicação e semiótica nos Nano Courses.</text:span></text:p>
      <text:p text:style-name="P9"><text:span text:style-name="T86">[</text:span><text:span text:style-name="T100">100% concluído</text:span><text:span text:style-name="T86">] </text:span><text:span text:style-name="T94">Loiane Groner (28 horas)</text:span><text:span text:style-name="T88"> | </text:span><text:span text:style-name="T94">Educação a distância</text:span><text:span text:style-name="T88">: </text:span><text:span text:style-name="T112">concluí um curso de Angular pela plataforma online da Loiane Groner.</text:span></text:p>
      <text:p text:style-name="P9"><text:soft-page-break/><text:span text:style-name="T86">[</text:span><text:span text:style-name="T99">dezembro</text:span><text:span text:style-name="T86"> de </text:span><text:span text:style-name="T99">2020</text:span><text:span text:style-name="T86"> – </text:span><text:span text:style-name="T99">dezembro</text:span><text:span text:style-name="T86"> de </text:span><text:span text:style-name="T99">2020</text:span><text:span text:style-name="T86">] </text:span><text:span text:style-name="T99">Microsoft</text:span><text:span text:style-name="T88"> </text:span><text:span text:style-name="T89">(</text:span><text:span text:style-name="T92">2</text:span><text:span text:style-name="T89"> horas)</text:span><text:span text:style-name="T88"> | Blumenau, Santa Catarina: </text:span><text:span text:style-name="T110">realizei o exame 70-480 da Microsoft na ProWay com perguntas de HTML5, CSS3 e JavaScript, minha pontuação final foi de 909 pontos.</text:span></text:p>
      <text:p text:style-name="P9"><text:span text:style-name="T88">[</text:span><text:span text:style-name="T93">outubro</text:span><text:span text:style-name="T88"> de </text:span><text:span text:style-name="T92">2020</text:span><text:span text:style-name="T88"> – </text:span><text:span text:style-name="T93">outubro</text:span><text:span text:style-name="T88"> de </text:span><text:span text:style-name="T92">2020</text:span><text:span text:style-name="T88">] </text:span><text:span text:style-name="T93">Apex</text:span><text:span text:style-name="T88"> </text:span><text:span text:style-name="T89">(</text:span><text:span text:style-name="T93">3</text:span><text:span text:style-name="T89"> horas)</text:span><text:span text:style-name="T88"> | Blumenau, Santa Catarina: </text:span><text:span text:style-name="T111">participei de um workshop sobre empreendedorismo.</text:span></text:p>
      <text:p text:style-name="P16"><text:span text:style-name="T88">[</text:span><text:span text:style-name="T93">outubro</text:span><text:span text:style-name="T88"> de </text:span><text:span text:style-name="T92">2020</text:span><text:span text:style-name="T88"> – </text:span><text:span text:style-name="T93">outubro</text:span><text:span text:style-name="T88"> de </text:span><text:span text:style-name="T92">2020</text:span><text:span text:style-name="T88">] </text:span><text:span text:style-name="T93">Apex</text:span><text:span text:style-name="T88"> </text:span><text:span text:style-name="T89">(</text:span><text:span text:style-name="T93">3</text:span><text:span text:style-name="T89"> horas)</text:span><text:span text:style-name="T88"> | Blumenau, Santa Catarina: </text:span><text:span text:style-name="T111">participei de um workshop sobre planejamento de carreira</text:span><text:span text:style-name="T103">.</text:span></text:p>
      <text:p text:style-name="P6"><text:span text:style-name="T21">[</text:span><text:span text:style-name="T32">setembro</text:span><text:span text:style-name="T21"> de 20</text:span><text:span text:style-name="T32">20</text:span><text:span text:style-name="T21"> – </text:span><text:span text:style-name="T32">setembro</text:span><text:span text:style-name="T21"> de 20</text:span><text:span text:style-name="T32">20</text:span><text:span text:style-name="T21">] </text:span><text:span text:style-name="T34">DB1 Group</text:span><text:span text:style-name="T21"> </text:span><text:span text:style-name="T26">(</text:span><text:span text:style-name="T29">1</text:span><text:span text:style-name="T32">2</text:span><text:span text:style-name="T26"> horas)</text:span><text:span text:style-name="T21"> | </text:span><text:span text:style-name="T33">Educação a distância</text:span><text:span text:style-name="T21">: </text:span><text:span text:style-name="T13">participei do evento </text:span><text:span text:style-name="T17">do dia do programador chamado de Hey</text:span><text:span text:style-name="T16">Day</text:span><text:span text:style-name="T13"> </text:span><text:span text:style-name="T16">realizado pela </text:span><text:span text:style-name="T17">DB1 Group</text:span><text:span text:style-name="T10">.</text:span></text:p>
      <text:p text:style-name="P5"><text:span text:style-name="T21">[</text:span><text:span text:style-name="T31">dezembro</text:span><text:span text:style-name="T21"> de 2019 – </text:span><text:span text:style-name="T31">dezembro</text:span><text:span text:style-name="T21"> de 2019] </text:span><text:span text:style-name="T34">Hackerspace</text:span><text:span text:style-name="T21"> </text:span><text:span text:style-name="T26">(</text:span><text:span text:style-name="T29">10</text:span><text:span text:style-name="T26"> horas)</text:span><text:span text:style-name="T21"> | </text:span><text:span text:style-name="T31">Blumenau</text:span><text:span text:style-name="T21">, Santa Catarina: </text:span><text:span text:style-name="T13">participei do evento </text:span><text:span text:style-name="T16">Dev Day</text:span><text:span text:style-name="T13"> </text:span><text:span text:style-name="T16">realizado pela Hackerspace</text:span><text:span text:style-name="T10">.</text:span></text:p>
      <text:p text:style-name="P2"><text:span text:style-name="T21">[</text:span><text:span text:style-name="T28">novembro</text:span><text:span text:style-name="T21"> de 2019 – </text:span><text:span text:style-name="T28">novembro</text:span><text:span text:style-name="T21"> de 2019] </text:span><text:span text:style-name="T28">Front in Floripa</text:span><text:span text:style-name="T21"> </text:span><text:span text:style-name="T26">(</text:span><text:span text:style-name="T29">10</text:span><text:span text:style-name="T26"> horas)</text:span><text:span text:style-name="T21"> | </text:span><text:span text:style-name="T28">Florianópolis</text:span><text:span text:style-name="T21">, Santa Catarina: </text:span><text:span text:style-name="T13">participei do evento Front in Floripa</text:span><text:span text:style-name="T10">.</text:span></text:p>
      <text:p text:style-name="P10"><text:span text:style-name="T86">[janeiro de 2019 – junho de 2019]</text:span><text:span text:style-name="T115"> </text:span><text:span text:style-name="T88">Apex </text:span><text:span text:style-name="T89">(180 horas)</text:span><text:span text:style-name="T88"> | Blumenau, Santa Catarina: </text:span><text:span text:style-name="T104">t</text:span><text:span text:style-name="T103">reinamento de alta performance de desenvolvimento e programação </text:span><text:span text:style-name="T105">f</text:span><text:span text:style-name="T103">ront-end </text:span><text:span text:style-name="T106">usando</text:span><text:span text:style-name="T103"> HTML5, CSS3 </text:span><text:span text:style-name="T107">(SASS e SCSS)</text:span><text:span text:style-name="T103">, JavaScript, TypeScript, testes, Angular 6, ReactJS, VueJS, Git </text:span><text:span text:style-name="T106">e </text:span><text:span text:style-name="T103">GitHub, </text:span><text:span text:style-name="T106">W</text:span><text:span text:style-name="T103">ebpack </text:span><text:span text:style-name="T106">e</text:span><text:span text:style-name="T103"> Gulp.</text:span></text:p>
      <text:p text:style-name="P10"><text:span text:style-name="T86">[dezembro de 2018 - dezembro de 2018]</text:span><text:span text:style-name="T115"> </text:span><text:span text:style-name="T88">Apex </text:span><text:span text:style-name="T89">(16 horas)</text:span><text:span text:style-name="T88"> | Blumenau, Santa Catarina: </text:span><text:span text:style-name="T104">tr</text:span><text:span text:style-name="T103">einamento de alta performance de </text:span><text:span text:style-name="T108">l</text:span><text:span text:style-name="T103">ógica de </text:span><text:span text:style-name="T108">p</text:span><text:span text:style-name="T103">rogramação </text:span><text:span text:style-name="T109">sobre</text:span><text:span text:style-name="T103"> boas práticas, manipulação de textos, criação de objetos, armazenamento de dados em listas e tópicos avançados </text:span><text:span text:style-name="T108">da linguagem</text:span><text:span text:style-name="T103">.</text:span></text:p>
      <text:p text:style-name="P11"><text:span text:style-name="T86">[dezembro de 2018 - dezembro de 2018]</text:span><text:span text:style-name="T115"> </text:span><text:span text:style-name="T88">Apex </text:span><text:span text:style-name="T89">(16 horas)</text:span><text:span text:style-name="T88"> | Blumenau, Santa Catarina: </text:span><text:span text:style-name="T104">t</text:span><text:span text:style-name="T103">reinamento</text:span><text:span text:style-name="T115"> de alta performance de </text:span><text:span text:style-name="T116">b</text:span><text:span text:style-name="T115">anco de </text:span><text:span text:style-name="T116">d</text:span><text:span text:style-name="T115">ados </text:span><text:span text:style-name="T116">sobre</text:span><text:span text:style-name="T115"> </text:span><text:span text:style-name="T123">instalação, configuração, conceitos básicos, comandos para manipulação de tabelas, texto </text:span><text:span text:style-name="T124">e</text:span><text:span text:style-name="T123"> data, operadores, </text:span><text:span text:style-name="T124">funções </text:span><text:span text:style-name="T123">básicas </text:span><text:span text:style-name="T124">e intermediárias</text:span><text:span text:style-name="T123">, normalização de dados, relacionamento entre tabelas, </text:span><text:span text:style-name="T124">unificação de </text:span><text:span text:style-name="T123">tabelas, realização de consultas, criação de views, indexação de tabelas, backup d</text:span><text:span text:style-name="T124">e</text:span><text:span text:style-name="T123"> dados e restaura</text:span><text:span text:style-name="T124">ção</text:span><text:span text:style-name="T123"> </text:span><text:span text:style-name="T124">d</text:span><text:span text:style-name="T123">as informações da base através do backup</text:span><text:span text:style-name="T115">.</text:span></text:p>
      <text:p text:style-name="P12"><text:span text:style-name="T86">[100% concluído]</text:span><text:span text:style-name="T115"> </text:span><text:span text:style-name="T88">Udemy </text:span><text:span text:style-name="T90">(</text:span><text:span text:style-name="T102">54 horas</text:span><text:span text:style-name="T90">)</text:span><text:span text:style-name="T88"> | </text:span><text:span text:style-name="T94">Educação a distância</text:span><text:span text:style-name="T88">:</text:span><text:span text:style-name="T115"> </text:span><text:span text:style-name="T117">t</text:span><text:span text:style-name="T115">reinamento básico de desenvolvimento e programação </text:span><text:span text:style-name="T118">f</text:span><text:span text:style-name="T115">ront-end </text:span><text:span text:style-name="T118">utilizando</text:span><text:span text:style-name="T115"> </text:span><text:span text:style-name="T123">HTML5, CSS3 </text:span><text:span text:style-name="T125">e</text:span><text:span text:style-name="T123"> J</text:span><text:span text:style-name="T125">ava</text:span><text:span text:style-name="T123">S</text:span><text:span text:style-name="T125">cript</text:span><text:span text:style-name="T123"> e</text:span><text:span text:style-name="T125">m cinco</text:span><text:span text:style-name="T123"> </text:span><text:span text:style-name="T125">p</text:span><text:span text:style-name="T123">rojetos.</text:span></text:p>
      <text:p text:style-name="P12"><text:span text:style-name="T86">[100% concluído]</text:span><text:span text:style-name="T115"> </text:span><text:span text:style-name="T88">Udemy </text:span><text:span text:style-name="T91">(10 horas)</text:span><text:span text:style-name="T88"> | </text:span><text:span text:style-name="T94">Educação a distância</text:span><text:span text:style-name="T88">:</text:span><text:span text:style-name="T115"> </text:span><text:span text:style-name="T117">t</text:span><text:span text:style-name="T115">reinamento básico de inglês </text:span><text:span text:style-name="T119">sobre</text:span><text:span text:style-name="T115"> </text:span><text:span text:style-name="T119">metodologia </text:span><text:span text:style-name="T115">para ser fluente.</text:span><text:bookmark text:name="_GoBack"/></text:p>
      <text:p text:style-name="P13"><text:soft-page-break/><text:span text:style-name="T86">[setembro de 2018 – fevereiro de 2019]</text:span><text:span text:style-name="T115"> </text:span><text:span text:style-name="T88">Instituto Mix </text:span><text:span text:style-name="T90">(96 horas)</text:span><text:span text:style-name="T88"> | Gaspar, Santa Catarina:</text:span><text:span text:style-name="T115"> </text:span><text:span text:style-name="T104">t</text:span><text:span text:style-name="T103">reinamento</text:span><text:span text:style-name="T115"> básico de </text:span><text:span text:style-name="T120">m</text:span><text:span text:style-name="T115">ontagem e </text:span><text:span text:style-name="T120">m</text:span><text:span text:style-name="T115">anutenção </text:span><text:span text:style-name="T120">de</text:span><text:span text:style-name="T115"> hardware e redes.</text:span></text:p>
      <text:p text:style-name="P13"><text:span text:style-name="T86">[maio de 2017 – outubro de 2018]</text:span><text:span text:style-name="T115"> </text:span><text:span text:style-name="T88">GERAR </text:span><text:span text:style-name="T90">(1280 horas)</text:span><text:span text:style-name="T88"> | Gaspar e Blumenau, Santa Catarina: </text:span><text:span text:style-name="T104">c</text:span><text:span text:style-name="T103">urso</text:span><text:span text:style-name="T121"> de </text:span><text:span text:style-name="T122">a</text:span><text:span text:style-name="T121">dministração como menor aprendiz.</text:span></text:p>
      <text:p text:style-name="P18"/>
      <text:p text:style-name="P21">Experiência:</text:p>
      <text:p text:style-name="P26"><text:span text:style-name="T48">[</text:span><text:span text:style-name="T61">outubro </text:span><text:span text:style-name="T48">de </text:span><text:span text:style-name="T62">202</text:span><text:span text:style-name="T61">1</text:span><text:span text:style-name="T48"> – </text:span><text:span text:style-name="T61">até o momento</text:span><text:span text:style-name="T48">] </text:span><text:span text:style-name="T63">Desenvolvedor front-end</text:span><text:span text:style-name="T48"> | </text:span><text:span text:style-name="T61">Performa_IT</text:span><text:span text:style-name="T48">: </text:span><text:span text:style-name="T46">c</text:span><text:span text:style-name="T43">omo desenvolvedor front-end eu trabalho em ecommerces, sites de crowdfunding e sistemas em geral. Utilizo as tecnologias: React, Angular, AngularJS, NextJS, JavaScript, TypeScript, jQuery, Storybook, RxJS, HTML, CSS, SASS, Material Design, Bootstrap, Chakra UI, Git, Bitbucket, NPM, Yarn, GraphQL e NodeJS. Dou o meu máximo para entregar com a maior qualidade possível, gerando resultado e fazendo a diferença. Gosto de estar preocupado com a experiência dos usuários, sou aberto dando opiniões e questionando para entender o problema. Sempre através de trocas de ideias, soluções e revisões de códigos (pull requests), viso ajudar e auxiliar meus colegas de equipe.</text:span></text:p>
      <text:p text:style-name="P27"><text:span text:style-name="T48">[</text:span><text:span text:style-name="T62">janeiro</text:span><text:span text:style-name="T48"> de </text:span><text:span text:style-name="T62">2020</text:span><text:span text:style-name="T48"> – </text:span><text:span text:style-name="T61">setembro de 2021</text:span><text:span text:style-name="T48">] </text:span><text:span text:style-name="T63">Desenvolvedor front-end</text:span><text:span text:style-name="T48"> | </text:span><text:span text:style-name="T63">Velow </text:span><text:span text:style-name="T64">Sistemas</text:span><text:span text:style-name="T48">: </text:span><text:span text:style-name="T70">t</text:span><text:span text:style-name="T71">rabalh</text:span><text:span text:style-name="T72">ei </text:span><text:span text:style-name="T71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43">.</text:span></text:p>
      <text:p text:style-name="P14"><text:span text:style-name="T86">[maio de </text:span><text:span text:style-name="T97">2019</text:span><text:span text:style-name="T86"> – </text:span><text:span text:style-name="T96">dezembro de 2019</text:span><text:span text:style-name="T86">] </text:span><text:span text:style-name="T97">Estagiário de programação</text:span><text:span text:style-name="T86"> | </text:span><text:span text:style-name="T97">Velow </text:span><text:span text:style-name="T98">Sistemas</text:span><text:span text:style-name="T86">: </text:span><text:span text:style-name="T104">a</text:span><text:span text:style-name="T103">tuei como estagiário de programação </text:span><text:span text:style-name="T113">no time de front-end</text:span><text:span text:style-name="T103">, </text:span><text:span text:style-name="T113">após isso </text:span><text:span text:style-name="T103">consegui ser efetivado.</text:span></text:p>
      <text:p text:style-name="P28"><text:span text:style-name="T65">[</text:span><text:span text:style-name="T66">novembro</text:span><text:span text:style-name="T65"> de </text:span><text:span text:style-name="T67">201</text:span><text:span text:style-name="T66">8</text:span><text:span text:style-name="T65"> – </text:span><text:span text:style-name="T66">abril</text:span><text:span text:style-name="T68"> de 2019</text:span><text:span text:style-name="T65">] </text:span><text:span text:style-name="T66">Técnico de informática</text:span><text:span text:style-name="T65"> | </text:span><text:span text:style-name="T73">Autônomo</text:span><text:span text:style-name="T65">: </text:span><text:span text:style-name="T44">comecei a fazer manutenção em computadores e atender clientes</text:span><text:span text:style-name="T36">.</text:span></text:p>
      <text:p text:style-name="P15"><text:span text:style-name="T86">[maio de 2017 – outubro de 2018] Auxiliar de TI | Fazzenda Park Hotel: </text:span><text:span text:style-name="T104">e</text:span><text:span text:style-name="T103">u era um menor aprendiz, com 14 anos, tive muitas responsabilidades e ordens de serviço para fazer, ganhei muita experiência na parte de suporte.</text:span></text:p>
      <text:p text:style-name="P22"><text:span text:style-name="T48">[junho de 2016 – janeiro de 2017] </text:span><text:span text:style-name="T69">Locutor</text:span><text:span text:style-name="T48"> | Rádio Sentinela do Vale: </text:span><text:span text:style-name="T45">t</text:span><text:span text:style-name="T36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21</meta:editing-cycles>
    <meta:print-date>2019-02-01T12:54:00</meta:print-date>
    <meta:creation-date>2018-01-13T12:08:00</meta:creation-date>
    <dc:date>2023-04-21T15:11:30.814819322</dc:date>
    <meta:editing-duration>PT10H54M12S</meta:editing-duration>
    <meta:generator>LibreOffice/6.4.7.2$Linux_X86_64 LibreOffice_project/40$Build-2</meta:generator>
    <meta:document-statistic meta:table-count="0" meta:image-count="0" meta:object-count="0" meta:page-count="4" meta:paragraph-count="43" meta:word-count="1188" meta:character-count="7930" meta:non-whitespace-character-count="67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